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9_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Clarence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9 March 1862</text:p>
      <text:p text:style-name="P2">Month<text:tab/><text:tab/><text:tab/><text:tab/><text:tab/><text:tab/>March</text:p>
      <text:p text:style-name="P2">Year<text:tab/><text:tab/><text:tab/><text:tab/><text:tab/><text:tab/>1862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<text:tab/>Clarence thanks/ Mr Morais for his useful/ Present and hopes when the/ time arrives for him to wear it/ his religious conduct may give sat-/isfaction to his kind Pastor and/ all interested in his welfare./ <text:s/>Wishing him many happy returns/ of the Festival just passed remains/ his grateful friend./</text:p>
      <text:p text:style-name="P2"><text:span text:style-name="T1"><text:tab/>Philada, Mar. 19</text:span><text:span text:style-name="T2">th</text:span><text:span text:style-name="T1">, 1862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7T13:50:30</meta:creation-date>
    <dc:date>2011-12-12T13:28:43.95</dc:date>
    <dc:language>en-US</dc:language>
    <meta:editing-cycles>3</meta:editing-cycles>
    <meta:editing-duration>PT00H04M28S</meta:editing-duration>
    <meta:document-statistic meta:table-count="0" meta:image-count="0" meta:object-count="0" meta:page-count="2" meta:paragraph-count="62" meta:word-count="221" meta:character-count="1596"/>
    <dc:creator>Penn Libraries</dc:creator>
    <meta:user-defined meta:name="Info 1"/>
    <meta:user-defined meta:name="Info 2"/>
    <meta:user-defined meta:name="Info 3"/>
    <meta:user-defined meta:name="Info 4"/>
  </office:meta>
</office:document-meta>
</file>